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3.237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4.053cm"/>
    </style:style>
    <style:style style:name="co12" style:family="table-column">
      <style:table-column-properties fo:break-before="auto" style:column-width="3.184cm"/>
    </style:style>
    <style:style style:name="co13" style:family="table-column">
      <style:table-column-properties fo:break-before="auto" style:column-width="4.468cm"/>
    </style:style>
    <style:style style:name="co14" style:family="table-column">
      <style:table-column-properties fo:break-before="auto" style:column-width="2.992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3.96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Times New Roman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141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37">
      <style:table-cell-properties fo:border-bottom="0.002cm solid #000000" fo:border-left="none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order-bottom="none" fo:border-left="none" fo:border-right="none" fo:border-top="0.088cm solid #000000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7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31"/>
    <style:style style:name="ce21" style:family="table-cell" style:parent-style-name="Default" style:data-style-name="N127">
      <style:table-cell-properties fo:border="none"/>
    </style:style>
    <style:style style:name="ce22" style:family="table-cell" style:parent-style-name="Default" style:data-style-name="N131">
      <style:table-cell-properties fo:border="none"/>
    </style:style>
    <style:style style:name="ce23" style:family="table-cell" style:parent-style-name="Default" style:data-style-name="N127">
      <style:text-properties fo:font-weight="bold" style:font-weight-asian="bold" style:font-weight-complex="bold"/>
    </style:style>
    <style:style style:name="ce24" style:family="table-cell" style:parent-style-name="Default" style:data-style-name="N127">
      <style:table-cell-properties fo:border-bottom="none" fo:border-left="none" fo:border-right="none" fo:border-top="0.002cm solid #000000"/>
    </style:style>
    <style:style style:name="ce25" style:family="table-cell" style:parent-style-name="Default" style:data-style-name="N127">
      <style:table-cell-properties fo:border-bottom="none" fo:border-left="none" fo:border-right="none" fo:border-top="0.088cm solid #000000"/>
    </style:style>
  </office:automatic-styles>
  <office:body>
    <office:spreadsheet>
      <table:table table:name="PlcSh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um</text:p>
          </table:table-cell>
          <table:table-cell office:value-type="string">
            <text:p>Eingefroren</text:p>
          </table:table-cell>
          <table:table-cell office:value-type="string">
            <text:p>Gemintet</text:p>
          </table:table-cell>
          <table:table-cell office:value-type="string">
            <text:p>monatlich</text:p>
          </table:table-cell>
          <table:table-cell office:value-type="string">
            <text:p>am</text:p>
          </table:table-cell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23.1524">
            <text:p>23,1524</text:p>
          </table:table-cell>
          <table:table-cell office:value-type="float" office:value="0.6509">
            <text:p>0,650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3011.178">
            <text:p>3011,178</text:p>
          </table:table-cell>
          <table:table-cell office:value-type="float" office:value="84.8219">
            <text:p>84,82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date" office:date-value="2021-05-25">
            <text:p>25.05.21</text:p>
          </table:table-cell>
          <table:table-cell office:value-type="float" office:value="18.51">
            <text:p>18,51</text:p>
          </table:table-cell>
          <table:table-cell office:value-type="float" office:value="5.553">
            <text:p>5,553</text:p>
          </table:table-cell>
          <table:table-cell office:value-type="float" office:value="0.4627">
            <text:p>0,462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date" office:date-value="2021-06-10">
            <text:p>10.06.21</text:p>
          </table:table-cell>
          <table:table-cell office:value-type="float" office:value="41.712">
            <text:p>41,712</text:p>
          </table:table-cell>
          <table:table-cell office:value-type="float" office:value="12.5136">
            <text:p>12,5136</text:p>
          </table:table-cell>
          <table:table-cell office:value-type="float" office:value="1.0428">
            <text:p>1,04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21-06-16">
            <text:p>16.06.21</text:p>
          </table:table-cell>
          <table:table-cell office:value-type="float" office:value="20.796">
            <text:p>20,796</text:p>
          </table:table-cell>
          <table:table-cell office:value-type="float" office:value="6.2388">
            <text:p>6,2388</text:p>
          </table:table-cell>
          <table:table-cell office:value-type="float" office:value="0.5199">
            <text:p>0,5199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date" office:date-value="2021-06-27">
            <text:p>27.06.21</text:p>
          </table:table-cell>
          <table:table-cell office:value-type="float" office:value="0">
            <text:p>0</text:p>
          </table:table-cell>
          <table:table-cell office:value-type="float" office:value="356.2185">
            <text:p>356,2185</text:p>
          </table:table-cell>
          <table:table-cell office:value-type="float" office:value="6.8503">
            <text:p>6,850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date" office:date-value="2021-06-28">
            <text:p>28.06.21</text:p>
          </table:table-cell>
          <table:table-cell office:value-type="float" office:value="125.2444">
            <text:p>125,2444</text:p>
          </table:table-cell>
          <table:table-cell office:value-type="float" office:value="37.5733">
            <text:p>37,5733</text:p>
          </table:table-cell>
          <table:table-cell office:value-type="float" office:value="3.1311">
            <text:p>3,131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date" office:date-value="2021-07-19">
            <text:p>19.07.21</text:p>
          </table:table-cell>
          <table:table-cell office:value-type="float" office:value="0">
            <text:p>0</text:p>
          </table:table-cell>
          <table:table-cell office:value-type="float" office:value="520.627">
            <text:p>520,627</text:p>
          </table:table-cell>
          <table:table-cell office:value-type="float" office:value="6.8503">
            <text:p>6,850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date" office:date-value="2021-08-05">
            <text:p>05.08.21</text:p>
          </table:table-cell>
          <table:table-cell office:value-type="float" office:value="771.9811">
            <text:p>771,9811</text:p>
          </table:table-cell>
          <table:table-cell office:value-type="float" office:value="694.783">
            <text:p>694,783</text:p>
          </table:table-cell>
          <table:table-cell office:value-type="float" office:value="19.2995">
            <text:p>19,299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21-08-07">
            <text:p>07.08.21</text:p>
          </table:table-cell>
          <table:table-cell office:value-type="float" office:value="0">
            <text:p>0</text:p>
          </table:table-cell>
          <table:table-cell office:value-type="float" office:value="600.003">
            <text:p>600,003</text:p>
          </table:table-cell>
          <table:table-cell office:value-type="float" office:value="16.6667">
            <text:p>16,66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21-08-07">
            <text:p>07.08.21</text:p>
          </table:table-cell>
          <table:table-cell office:value-type="float" office:value="0">
            <text:p>0</text:p>
          </table:table-cell>
          <table:table-cell office:value-type="float" office:value="100.08">
            <text:p>100,08</text:p>
          </table:table-cell>
          <table:table-cell office:value-type="float" office:value="2.78">
            <text:p>2,7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21-08-22">
            <text:p>22.08.21</text:p>
          </table:table-cell>
          <table:table-cell office:value-type="float" office:value="341.1609">
            <text:p>341,1609</text:p>
          </table:table-cell>
          <table:table-cell office:value-type="float" office:value="307.0448">
            <text:p>307,0448</text:p>
          </table:table-cell>
          <table:table-cell office:value-type="float" office:value="8.529">
            <text:p>8,52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date" office:date-value="2021-09-11">
            <text:p>11.09.21</text:p>
          </table:table-cell>
          <table:table-cell office:value-type="float" office:value="0">
            <text:p>0</text:p>
          </table:table-cell>
          <table:table-cell office:value-type="float" office:value="200.07">
            <text:p>200,07</text:p>
          </table:table-cell>
          <table:table-cell office:value-type="float" office:value="5.5575">
            <text:p>5,557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date" office:date-value="2021-10-19">
            <text:p>19.10.21</text:p>
          </table:table-cell>
          <table:table-cell office:value-type="float" office:value="684.0408">
            <text:p>684,0408</text:p>
          </table:table-cell>
          <table:table-cell office:value-type="float" office:value="615.6367">
            <text:p>615,6367</text:p>
          </table:table-cell>
          <table:table-cell office:value-type="float" office:value="17.101">
            <text:p>17,10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date" office:date-value="2021-11-02">
            <text:p>02.11.21</text:p>
          </table:table-cell>
          <table:table-cell office:value-type="float" office:value="241.0106">
            <text:p>241,0106</text:p>
          </table:table-cell>
          <table:table-cell office:value-type="float" office:value="216.9095">
            <text:p>216,9095</text:p>
          </table:table-cell>
          <table:table-cell office:value-type="float" office:value="6.0252">
            <text:p>6,025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21-11-18">
            <text:p>18.11.21</text:p>
          </table:table-cell>
          <table:table-cell office:value-type="float" office:value="330.9194">
            <text:p>330,9194</text:p>
          </table:table-cell>
          <table:table-cell office:value-type="float" office:value="297.8275">
            <text:p>297,8275</text:p>
          </table:table-cell>
          <table:table-cell office:value-type="float" office:value="8.2729">
            <text:p>8,272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date" office:date-value="2021-12-12">
            <text:p>12.12.21</text:p>
          </table:table-cell>
          <table:table-cell office:value-type="float" office:value="94.8781">
            <text:p>94,8781</text:p>
          </table:table-cell>
          <table:table-cell office:value-type="float" office:value="85.3903">
            <text:p>85,3903</text:p>
          </table:table-cell>
          <table:table-cell office:value-type="float" office:value="2.3719">
            <text:p>2,3719</text:p>
          </table:table-cell>
          <table:table-cell office:value-type="float" office:value="12">
            <text:p>12</text:p>
          </table:table-cell>
        </table:table-row>
      </table:table>
      <table:table table:name="Ultima" table:style-name="ta1" table:print="false">
        <office:forms form:automatic-focus="false" form:apply-design-mode="false"/>
        <table:table-column table:style-name="co3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1006" table:default-cell-style-name="Default"/>
        <table:table-row table:style-name="ro3">
          <table:table-cell table:style-name="ce2" office:value-type="string">
            <text:p>Date/Time</text:p>
          </table:table-cell>
          <table:table-cell table:style-name="ce2" office:value-type="string">
            <text:p>Amount Euro</text:p>
          </table:table-cell>
          <table:table-cell table:style-name="ce17" office:value-type="string">
            <text:p>Amount PLCU</text:p>
          </table:table-cell>
          <table:table-cell table:style-name="ce17" office:value-type="string">
            <text:p>PLCU auf Wallet</text:p>
          </table:table-cell>
          <table:table-cell table:style-name="ce17" office:value-type="string">
            <text:p>gesendete PLCU</text:p>
          </table:table-cell>
          <table:table-cell table:style-name="ce17" office:value-type="string">
            <text:p>Gebühren 2%+1%</text:p>
          </table:table-cell>
          <table:table-cell table:style-name="ce17" office:value-type="string">
            <text:p>Blockchain-Gebühr</text:p>
          </table:table-cell>
          <table:table-cell table:style-name="ce17" office:value-type="string">
            <text:p>PLCU auf Farm</text:p>
          </table:table-cell>
          <table:table-cell table:style-name="ce17" office:value-type="string">
            <text:p>Differenz (Rest Wallet)</text:p>
          </table:table-cell>
          <table:table-cell table:style-name="ce17" office:value-type="string">
            <text:p>Kauf Farmvolumen</text:p>
          </table:table-cell>
          <table:table-cell table:style-name="ce17" office:value-type="string">
            <text:p>Produkt</text:p>
          </table:table-cell>
          <table:table-cell table:style-name="ce17" office:value-type="string">
            <text:p>Wert Farmvolumen</text:p>
          </table:table-cell>
          <table:table-cell table:style-name="ce17" office:value-type="string">
            <text:p>Erhaltenes Farmvolumen</text:p>
          </table:table-cell>
          <table:table-cell table:style-name="ce17" office:value-type="string">
            <text:p>tatsächliche Füllung Farm</text:p>
          </table:table-cell>
          <table:table-cell table:style-name="ce17" office:value-type="string">
            <text:p>Potentielle Minting Ertrag</text:p>
          </table:table-cell>
          <table:table-cell table:style-name="ce17" office:value-type="string">
            <text:p>wirkliche Minting Ertrag</text:p>
          </table:table-cell>
          <table:table-cell office:value-type="string">
            <text:p>Kontrolle</text:p>
          </table:table-cell>
          <table:table-cell office:value-type="string">
            <text:p>Spender</text:p>
          </table:table-cell>
          <table:table-cell office:value-type="string">
            <text:p>Quelle</text:p>
          </table:table-cell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17" table:number-columns-repeated="14"/>
          <table:table-cell table:number-columns-repeated="1008"/>
        </table:table-row>
        <table:table-row table:style-name="ro5">
          <table:table-cell table:style-name="ce3" office:value-type="string">
            <text:p>Direkte Investitionen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5">
          <table:table-cell table:style-name="ce3"/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6">
          <table:table-cell office:value-type="date" office:date-value="2021-12-18">
            <text:p>18.12.21</text:p>
          </table:table-cell>
          <table:table-cell table:style-name="ce13" office:value-type="float" office:value="5000.56">
            <text:p>5000,56</text:p>
          </table:table-cell>
          <table:table-cell table:number-columns-repeated="2" office:value-type="float" office:value="1.45106187">
            <text:p>1,45106187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8"/>
          <table:table-cell office:value-type="string">
            <text:p>Gudrun Müller</text:p>
          </table:table-cell>
          <table:table-cell office:value-type="string">
            <text:p>Coinsbit</text:p>
          </table:table-cell>
          <table:table-cell table:number-columns-repeated="1005"/>
        </table:table-row>
        <table:table-row table:style-name="ro2">
          <table:table-cell office:value-type="date" office:date-value="2021-12-28">
            <text:p>28.12.21</text:p>
          </table:table-cell>
          <table:table-cell table:number-columns-repeated="8"/>
          <table:table-cell office:value-type="float" office:value="-0.64199668">
            <text:p>-0,64199668</text:p>
          </table:table-cell>
          <table:table-cell table:style-name="ce19" office:value-type="string">
            <text:p>Minter MEDIUM </text:p>
          </table:table-cell>
          <table:table-cell office:value-type="float" office:value="5500">
            <text:p>5500</text:p>
          </table:table-cell>
          <table:table-cell table:style-name="ce18" office:value-type="float" office:value="1">
            <text:p>1,00000000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4"/>
          <table:table-cell table:style-name="ce18" table:formula="of:=[.H7]*3/100" office:value-type="float" office:value="0.02427">
            <text:p>0,02427000</text:p>
          </table:table-cell>
          <table:table-cell table:style-name="ce18"/>
          <table:table-cell table:style-name="ce18" office:value-type="float" office:value="0.809">
            <text:p>0,80900000</text:p>
          </table:table-cell>
          <table:table-cell table:formula="of:=[.J6]-[.H7]+[.D5]" office:value-type="float" office:value="0.0000651899999999372">
            <text:p>0,00006519</text:p>
          </table:table-cell>
          <table:table-cell table:number-columns-repeated="4"/>
          <table:table-cell table:style-name="ce18" table:formula="of:=[.H7]-[.F7]" office:value-type="float" office:value="0.78473">
            <text:p>0,78473000</text:p>
          </table:table-cell>
          <table:table-cell office:value-type="float" office:value="5.48054601">
            <text:p>5,48054601</text:p>
          </table:table-cell>
          <table:table-cell/>
          <table:table-cell table:formula="of:=SUM([.P8:.P19])" office:value-type="float" office:value="5.48054601">
            <text:p>5,48054601</text:p>
          </table:table-cell>
          <table:table-cell table:number-columns-repeated="1007"/>
        </table:table-row>
        <table:table-row table:style-name="ro2">
          <table:table-cell office:value-type="date" office:date-value="2022-01-28">
            <text:p>28.01.22</text:p>
          </table:table-cell>
          <table:table-cell table:number-columns-repeated="2"/>
          <table:table-cell table:style-name="ce18" table:number-columns-repeated="2"/>
          <table:table-cell table:number-columns-repeated="10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2-27">
            <text:p>27.02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3-29">
            <text:p>29.03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4-29">
            <text:p>29.04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5-29">
            <text:p>29.05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6-29">
            <text:p>29.06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7-29">
            <text:p>29.07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8-28">
            <text:p>28.08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09-28">
            <text:p>28.09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10-28">
            <text:p>28.10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11-28">
            <text:p>28.11.22</text:p>
          </table:table-cell>
          <table:table-cell table:number-columns-repeated="14"/>
          <table:table-cell table:style-name="ce18" office:value-type="float" office:value="0.45671216">
            <text:p>0,45671216</text:p>
          </table:table-cell>
          <table:table-cell table:number-columns-repeated="1008"/>
        </table:table-row>
        <table:table-row table:style-name="ro2">
          <table:table-cell office:value-type="date" office:date-value="2022-12-28">
            <text:p>28.12.22</text:p>
          </table:table-cell>
          <table:table-cell table:number-columns-repeated="14"/>
          <table:table-cell table:style-name="ce18" office:value-type="float" office:value="0.45671225">
            <text:p>0,45671225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18"/>
          <table:table-cell table:number-columns-repeated="1008"/>
        </table:table-row>
        <table:table-row table:style-name="ro2">
          <table:table-cell table:style-name="ce4"/>
          <table:table-cell table:style-name="ce10" table:number-columns-repeated="14"/>
          <table:table-cell table:style-name="ce24"/>
          <table:table-cell table:style-name="ce10" table:number-columns-repeated="2"/>
          <table:table-cell table:number-columns-repeated="1006"/>
        </table:table-row>
        <table:table-row table:style-name="ro7">
          <table:table-cell office:value-type="date" office:date-value="2022-01-11">
            <text:p>11.01.22</text:p>
          </table:table-cell>
          <table:table-cell table:style-name="ce14" office:value-type="float" office:value="5000">
            <text:p>5000,00</text:p>
          </table:table-cell>
          <table:table-cell table:style-name="ce18" table:formula="of:=[.H23]+[.D37]" office:value-type="float" office:value="0.3460887">
            <text:p>0,34608870</text:p>
          </table:table-cell>
          <table:table-cell table:number-columns-repeated="14"/>
          <table:table-cell office:value-type="string">
            <text:p>Privat</text:p>
          </table:table-cell>
          <table:table-cell office:value-type="string">
            <text:p>Coinsbit</text:p>
          </table:table-cell>
          <table:table-cell table:number-columns-repeated="1005"/>
        </table:table-row>
        <table:table-row table:style-name="ro1">
          <table:table-cell office:value-type="date" office:date-value="2022-01-12">
            <text:p>12.01.22</text:p>
          </table:table-cell>
          <table:table-cell table:number-columns-repeated="4"/>
          <table:table-cell/>
          <table:table-cell/>
          <table:table-cell table:style-name="ce18" office:value-type="float" office:value="0.2152">
            <text:p>0,21520000</text:p>
          </table:table-cell>
          <table:table-cell table:number-columns-repeated="5"/>
          <table:table-cell table:style-name="ce18" table:formula="of:=[.H23]-[.F23]" office:value-type="float" office:value="0.2152">
            <text:p>0,21520000</text:p>
          </table:table-cell>
          <table:table-cell office:value-type="float" office:value="1.4925196">
            <text:p>1,4925196</text:p>
          </table:table-cell>
          <table:table-cell/>
          <table:table-cell table:formula="of:=SUM([.P24:.P35])" office:value-type="float" office:value="1.4925196">
            <text:p>1,4925196</text:p>
          </table:table-cell>
          <table:table-cell/>
          <table:table-cell office:value-type="string">
            <text:p>Coinsbit</text:p>
          </table:table-cell>
          <table:table-cell table:number-columns-repeated="1005"/>
        </table:table-row>
        <table:table-row table:style-name="ro2">
          <table:table-cell office:value-type="date" office:date-value="2022-02-11">
            <text:p>11.02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/>
          <table:table-cell table:style-name="ce18" office:value-type="float" office:value="0.3460887">
            <text:p>0,34608870</text:p>
          </table:table-cell>
          <table:table-cell table:number-columns-repeated="1006"/>
        </table:table-row>
        <table:table-row table:style-name="ro2">
          <table:table-cell office:value-type="date" office:date-value="2022-03-13">
            <text:p>13.03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4-13">
            <text:p>13.04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5-13">
            <text:p>13.05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6-13">
            <text:p>13.06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7-13">
            <text:p>13.07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8-12">
            <text:p>12.08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09-12">
            <text:p>12.09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10-12">
            <text:p>12.10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11-12">
            <text:p>12.11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2-12-12">
            <text:p>12.12.22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3">
            <text:p>0,12437663</text:p>
          </table:table-cell>
          <table:table-cell table:number-columns-repeated="1008"/>
        </table:table-row>
        <table:table-row table:style-name="ro2">
          <table:table-cell office:value-type="date" office:date-value="2023-01-12">
            <text:p>12.01.23</text:p>
          </table:table-cell>
          <table:table-cell table:number-columns-repeated="6"/>
          <table:table-cell table:style-name="ce18"/>
          <table:table-cell table:number-columns-repeated="7"/>
          <table:table-cell table:style-name="ce18" office:value-type="float" office:value="0.12437667">
            <text:p>0,12437667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8"/>
          <table:table-cell table:number-columns-repeated="7"/>
          <table:table-cell table:style-name="ce18"/>
          <table:table-cell table:number-columns-repeated="1008"/>
        </table:table-row>
        <table:table-row table:style-name="ro2">
          <table:table-cell office:value-type="date" office:date-value="2022-01-12">
            <text:p>12.01.22</text:p>
          </table:table-cell>
          <table:table-cell table:style-name="ce14" table:number-columns-repeated="2"/>
          <table:table-cell office:value-type="float" office:value="0.1308887">
            <text:p>0,1308887</text:p>
          </table:table-cell>
          <table:table-cell table:number-columns-repeated="5"/>
          <table:table-cell office:value-type="float" office:value="-0.04043041">
            <text:p>-0,04043041</text:p>
          </table:table-cell>
          <table:table-cell table:style-name="ce19" office:value-type="string">
            <text:p>Minter STARTER </text:p>
          </table:table-cell>
          <table:table-cell office:value-type="float" office:value="550">
            <text:p>550</text:p>
          </table:table-cell>
          <table:table-cell table:style-name="ce18" office:value-type="float" office:value="0.1">
            <text:p>0,1000000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8"/>
          <table:table-cell table:number-columns-repeated="7"/>
          <table:table-cell table:style-name="ce18"/>
          <table:table-cell table:number-columns-repeated="1008"/>
        </table:table-row>
        <table:table-row table:style-name="ro2">
          <table:table-cell office:value-type="date" office:date-value="2022-01-12">
            <text:p>12.01.22</text:p>
          </table:table-cell>
          <table:table-cell table:number-columns-repeated="4"/>
          <table:table-cell table:style-name="ce18" table:formula="of:=[.H39]*3/100" office:value-type="float" office:value="0.0027157044">
            <text:p>0,00271570</text:p>
          </table:table-cell>
          <table:table-cell table:style-name="ce18"/>
          <table:table-cell office:value-type="float" office:value="0.09052348">
            <text:p>0,09052348</text:p>
          </table:table-cell>
          <table:table-cell table:formula="of:=[.D37]-[.H39]+[.J37]" office:value-type="float" office:value="-0.0000651900000000066">
            <text:p>-0,00006519</text:p>
          </table:table-cell>
          <table:table-cell table:number-columns-repeated="4"/>
          <table:table-cell table:formula="of:=[.H39]-[.F39]" office:value-type="float" office:value="0.0878077756">
            <text:p>0,0878077756</text:p>
          </table:table-cell>
          <table:table-cell office:value-type="float" office:value="0.6089826">
            <text:p>0,6089826</text:p>
          </table:table-cell>
          <table:table-cell/>
          <table:table-cell table:formula="of:=SUM([.P40:.P51])" office:value-type="float" office:value="0.6089826">
            <text:p>0,6089826</text:p>
          </table:table-cell>
          <table:table-cell table:number-columns-repeated="1007"/>
        </table:table-row>
        <table:table-row table:style-name="ro2">
          <table:table-cell office:value-type="date" office:date-value="2022-02-11">
            <text:p>11.02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3-13">
            <text:p>13.03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4-13">
            <text:p>13.04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5-13">
            <text:p>13.05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6-13">
            <text:p>13.06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7-13">
            <text:p>13.07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8-12">
            <text:p>12.08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09-12">
            <text:p>12.09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10-12">
            <text:p>12.10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11-12">
            <text:p>12.11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2-12-12">
            <text:p>12.12.22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office:value-type="date" office:date-value="2023-01-12">
            <text:p>12.01.23</text:p>
          </table:table-cell>
          <table:table-cell table:number-columns-repeated="14"/>
          <table:table-cell office:value-type="float" office:value="0.05074855">
            <text:p>0,0507485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6"/>
          <table:table-cell table:formula="of:=SUM([.O21:.O52])" office:value-type="float" office:value="2.1015022">
            <text:p>2,1015022</text:p>
          </table:table-cell>
          <table:table-cell table:number-columns-repeated="1007"/>
        </table:table-row>
        <table:table-row table:style-name="ro2">
          <table:table-cell table:style-name="ce4"/>
          <table:table-cell table:style-name="ce10" table:number-columns-repeated="16"/>
          <table:table-cell table:number-columns-repeated="1007"/>
        </table:table-row>
        <table:table-row table:style-name="ro2">
          <table:table-cell office:value-type="date" office:date-value="2022-02-04">
            <text:p>04.02.22</text:p>
          </table:table-cell>
          <table:table-cell office:value-type="float" office:value="600">
            <text:p>600</text:p>
          </table:table-cell>
          <table:table-cell table:style-name="ce18" office:value-type="float" office:value="0.03348102">
            <text:p>0,03348102</text:p>
          </table:table-cell>
          <table:table-cell office:value-type="float" office:value="0.03348102">
            <text:p>0,03348102</text:p>
          </table:table-cell>
          <table:table-cell table:number-columns-repeated="5"/>
          <table:table-cell office:value-type="float" office:value="-0.03224377">
            <text:p>-0,03224377</text:p>
          </table:table-cell>
          <table:table-cell table:style-name="ce19" office:value-type="string">
            <text:p>Minter STARTER </text:p>
          </table:table-cell>
          <table:table-cell office:value-type="float" office:value="550">
            <text:p>550</text:p>
          </table:table-cell>
          <table:table-cell table:style-name="ce18" office:value-type="float" office:value="0.1">
            <text:p>0,1000000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8"/>
          <table:table-cell table:number-columns-repeated="7"/>
          <table:table-cell table:style-name="ce19"/>
          <table:table-cell/>
          <table:table-cell table:style-name="ce18"/>
          <table:table-cell table:number-columns-repeated="4"/>
          <table:table-cell office:value-type="string">
            <text:p>Trauerspende</text:p>
          </table:table-cell>
          <table:table-cell table:number-columns-repeated="1006"/>
        </table:table-row>
        <table:table-row table:style-name="ro2">
          <table:table-cell office:value-type="date" office:date-value="2022-02-05">
            <text:p>05.02.22</text:p>
          </table:table-cell>
          <table:table-cell/>
          <table:table-cell table:style-name="ce18"/>
          <table:table-cell/>
          <table:table-cell office:value-type="float" office:value="0.00123725">
            <text:p>0,00123725</text:p>
          </table:table-cell>
          <table:table-cell table:style-name="ce20" table:formula="of:=[.E57]*2/100" office:value-type="float" office:value="0.000024745">
            <text:p>0,0000247450</text:p>
          </table:table-cell>
          <table:table-cell table:style-name="ce20" office:value-type="float" office:value="0.00000119">
            <text:p>0,0000011900</text:p>
          </table:table-cell>
          <table:table-cell table:formula="of:=[.E57]-[.F57]-[.G57]-[.F58]" office:value-type="float" office:value="0.0011989425">
            <text:p>0,0011989425</text:p>
          </table:table-cell>
          <table:table-cell table:number-columns-repeated="6"/>
          <table:table-cell office:value-type="float" office:value="0.00819894">
            <text:p>0,00819894</text:p>
          </table:table-cell>
          <table:table-cell/>
          <table:table-cell table:formula="of:=SUM([.P58:.P69])" office:value-type="float" office:value="0.00819894">
            <text:p>0,00819894</text:p>
          </table:table-cell>
          <table:table-cell table:number-columns-repeated="1007"/>
        </table:table-row>
        <table:table-row table:style-name="ro2">
          <table:table-cell office:value-type="date" office:date-value="2022-03-08">
            <text:p>08.03.22</text:p>
          </table:table-cell>
          <table:table-cell/>
          <table:table-cell table:style-name="ce18"/>
          <table:table-cell table:number-columns-repeated="2"/>
          <table:table-cell table:style-name="ce20" table:formula="of:=[.E57]*1/100" office:value-type="float" office:value="0.0000123725">
            <text:p>0,0000123725</text:p>
          </table:table-cell>
          <table:table-cell/>
          <table:table-cell table:style-name="ce18"/>
          <table:table-cell table:number-columns-repeated="7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4-07">
            <text:p>07.04.22</text:p>
          </table:table-cell>
          <table:table-cell table:number-columns-repeated="10"/>
          <table:table-cell table:style-name="ce20"/>
          <table:table-cell table:number-columns-repeated="3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5-08">
            <text:p>08.05.22</text:p>
          </table:table-cell>
          <table:table-cell table:number-columns-repeated="10"/>
          <table:table-cell table:style-name="ce20"/>
          <table:table-cell table:number-columns-repeated="3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6-07">
            <text:p>07.06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7-07">
            <text:p>07.07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8-07">
            <text:p>07.08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09-06">
            <text:p>06.09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10-07">
            <text:p>07.10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11-06">
            <text:p>06.11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2-12-06">
            <text:p>06.12.22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3-01-06">
            <text:p>06.01.23</text:p>
          </table:table-cell>
          <table:table-cell table:number-columns-repeated="14"/>
          <table:table-cell office:value-type="float" office:value="0.00068324">
            <text:p>0,00068324</text:p>
          </table:table-cell>
          <table:table-cell table:number-columns-repeated="1008"/>
        </table:table-row>
        <table:table-row table:style-name="ro2">
          <table:table-cell office:value-type="date" office:date-value="2023-02-05">
            <text:p>05.02.23</text:p>
          </table:table-cell>
          <table:table-cell table:number-columns-repeated="14"/>
          <table:table-cell table:style-name="ce18" office:value-type="float" office:value="0.0006833">
            <text:p>0,00068330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18"/>
          <table:table-cell table:number-columns-repeated="1008"/>
        </table:table-row>
        <table:table-row table:style-name="ro2">
          <table:table-cell table:style-name="ce5"/>
          <table:table-cell table:style-name="ce15" table:number-columns-repeated="14"/>
          <table:table-cell table:style-name="ce25"/>
          <table:table-cell table:style-name="ce15" table:number-columns-repeated="1008"/>
        </table:table-row>
        <table:table-row table:style-name="ro2">
          <table:table-cell table:style-name="ce6" office:value-type="string">
            <text:p>Summe</text:p>
          </table:table-cell>
          <table:table-cell table:style-name="ce12" table:formula="of:=SUM([.B1:.B71])" office:value-type="float" office:value="10600.56">
            <text:p>10600,56</text:p>
          </table:table-cell>
          <table:table-cell table:style-name="ce12" table:formula="of:=SUM([.C1:.C71])" office:value-type="float" office:value="1.83063159">
            <text:p>1,83063159</text:p>
          </table:table-cell>
          <table:table-cell table:style-name="ce12" table:number-columns-repeated="12"/>
          <table:table-cell table:style-name="ce23"/>
          <table:table-cell table:style-name="ce12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1024"/>
        </table:table-row>
        <table:table-row table:style-name="ro5">
          <table:table-cell table:style-name="ce3" office:value-type="string">
            <text:p>Indirekte Zahlungen durch Selbstfürsorge des Teams</text:p>
          </table:table-cell>
          <table:table-cell table:style-name="ce8" table:number-columns-repeated="17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1">
          <table:table-cell table:style-name="ce9" office:value-type="date" office:date-value="2022-01-14">
            <text:p>14.01.22</text:p>
          </table:table-cell>
          <table:table-cell table:style-name="ce8"/>
          <table:table-cell table:number-columns-repeated="2" table:style-name="ce8" office:value-type="float" office:value="0.04818584">
            <text:p>0,04818584</text:p>
          </table:table-cell>
          <table:table-cell table:style-name="ce8" table:number-columns-repeated="13"/>
          <table:table-cell office:value-type="string">
            <text:p>Andie Kik</text:p>
          </table:table-cell>
          <table:table-cell office:value-type="string">
            <text:p>Dashboard</text:p>
          </table:table-cell>
          <table:table-cell table:number-columns-repeated="1005"/>
        </table:table-row>
        <table:table-row table:style-name="ro2">
          <table:table-cell table:style-name="ce9"/>
          <table:table-cell table:style-name="ce8" table:number-columns-repeated="8"/>
          <table:table-cell table:style-name="ce8" office:value-type="float" office:value="-0.04328973">
            <text:p>-0,04328973</text:p>
          </table:table-cell>
          <table:table-cell table:style-name="ce19" office:value-type="string">
            <text:p>Minter STARTER </text:p>
          </table:table-cell>
          <table:table-cell table:style-name="ce8" office:value-type="float" office:value="550">
            <text:p>550</text:p>
          </table:table-cell>
          <table:table-cell table:style-name="ce18" office:value-type="float" office:value="0.1">
            <text:p>0,10000000</text:p>
          </table:table-cell>
          <table:table-cell table:style-name="ce8" table:number-columns-repeated="4"/>
          <table:table-cell table:number-columns-repeated="1007"/>
        </table:table-row>
        <table:table-row table:style-name="ro2">
          <table:table-cell table:number-columns-repeated="5"/>
          <table:table-cell table:style-name="ce18" table:formula="of:=[.H79]*3/100" office:value-type="float" office:value="0.0001468833">
            <text:p>0,00014688</text:p>
          </table:table-cell>
          <table:table-cell table:style-name="ce18"/>
          <table:table-cell office:value-type="float" office:value="0.00489611">
            <text:p>0,00489611</text:p>
          </table:table-cell>
          <table:table-cell table:formula="of:=[.D77]-[.H79]+[.J78]" office:value-type="float" office:value="0">
            <text:p>0</text:p>
          </table:table-cell>
          <table:table-cell table:number-columns-repeated="4"/>
          <table:table-cell table:formula="of:=[.H79]-[.F79]" office:value-type="float" office:value="0.0047492267">
            <text:p>0,0047492267</text:p>
          </table:table-cell>
          <table:table-cell office:value-type="float" office:value="0.03293003">
            <text:p>0,03293003</text:p>
          </table:table-cell>
          <table:table-cell/>
          <table:table-cell table:formula="of:=SUM([.P80:.P91])" office:value-type="float" office:value="0.03293003">
            <text:p>0,03293003</text:p>
          </table:table-cell>
          <table:table-cell table:number-columns-repeated="1007"/>
        </table:table-row>
        <table:table-row table:style-name="ro2">
          <table:table-cell office:value-type="date" office:date-value="2022-02-14">
            <text:p>14.02.22</text:p>
          </table:table-cell>
          <table:table-cell table:number-columns-repeated="8"/>
          <table:table-cell table:style-name="ce19"/>
          <table:table-cell table:number-columns-repeated="5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3-16">
            <text:p>16.03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4-15">
            <text:p>15.04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5-16">
            <text:p>16.05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6-15">
            <text:p>15.06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7-16">
            <text:p>16.07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8-15">
            <text:p>15.08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09-15">
            <text:p>15.09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10-15">
            <text:p>15.10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11-14">
            <text:p>14.11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2-12-15">
            <text:p>15.12.22</text:p>
          </table:table-cell>
          <table:table-cell table:number-columns-repeated="14"/>
          <table:table-cell office:value-type="float" office:value="0.00274416">
            <text:p>0,00274416</text:p>
          </table:table-cell>
          <table:table-cell table:number-columns-repeated="1008"/>
        </table:table-row>
        <table:table-row table:style-name="ro2">
          <table:table-cell office:value-type="date" office:date-value="2023-01-14">
            <text:p>14.01.23</text:p>
          </table:table-cell>
          <table:table-cell table:number-columns-repeated="14"/>
          <table:table-cell office:value-type="float" office:value="0.00274427">
            <text:p>0,00274427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8"/>
          <table:table-cell table:number-columns-repeated="1006"/>
        </table:table-row>
        <table:table-row table:style-name="ro1">
          <table:table-cell office:value-type="date" office:date-value="2022-01-28">
            <text:p>28.01.22</text:p>
          </table:table-cell>
          <table:table-cell/>
          <table:table-cell office:value-type="float" office:value="0.05781062">
            <text:p>0,05781062</text:p>
          </table:table-cell>
          <table:table-cell table:style-name="ce19" table:number-columns-repeated="2"/>
          <table:table-cell table:number-columns-repeated="2"/>
          <table:table-cell office:value-type="float" office:value="0.05781062">
            <text:p>0,05781062</text:p>
          </table:table-cell>
          <table:table-cell table:number-columns-repeated="5"/>
          <table:table-cell office:value-type="float" office:value="0.05781062">
            <text:p>0,05781062</text:p>
          </table:table-cell>
          <table:table-cell office:value-type="float" office:value="0.40094555">
            <text:p>0,40094555</text:p>
          </table:table-cell>
          <table:table-cell/>
          <table:table-cell table:formula="of:=SUM([.P95:.P106])" office:value-type="float" office:value="0.40094555">
            <text:p>0,40094555</text:p>
          </table:table-cell>
          <table:table-cell office:value-type="string">
            <text:p>Andie Kik</text:p>
          </table:table-cell>
          <table:table-cell office:value-type="string">
            <text:p>Dashboard</text:p>
          </table:table-cell>
          <table:table-cell table:number-columns-repeated="1005"/>
        </table:table-row>
        <table:table-row table:style-name="ro2">
          <table:table-cell office:value-type="date" office:date-value="2022-02-28">
            <text:p>28.02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3-30">
            <text:p>30.03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4-29">
            <text:p>29.04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5-30">
            <text:p>30.05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6-29">
            <text:p>29.06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7-30">
            <text:p>30.07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8-29">
            <text:p>29.08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09-29">
            <text:p>29.09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10-29">
            <text:p>29.10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11-28">
            <text:p>28.11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2-12-29">
            <text:p>29.12.22</text:p>
          </table:table-cell>
          <table:table-cell table:number-columns-repeated="14"/>
          <table:table-cell office:value-type="float" office:value="0.03341212">
            <text:p>0,03341212</text:p>
          </table:table-cell>
          <table:table-cell table:number-columns-repeated="1008"/>
        </table:table-row>
        <table:table-row table:style-name="ro2">
          <table:table-cell office:value-type="date" office:date-value="2023-01-28">
            <text:p>28.01.23</text:p>
          </table:table-cell>
          <table:table-cell table:number-columns-repeated="14"/>
          <table:table-cell office:value-type="float" office:value="0.03341223">
            <text:p>0,03341223</text:p>
          </table:table-cell>
          <table:table-cell table:number-columns-repeated="1008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date" office:date-value="2022-01-31">
            <text:p>31.01.22</text:p>
          </table:table-cell>
          <table:table-cell/>
          <table:table-cell table:style-name="ce18" office:value-type="float" office:value="0.0557467">
            <text:p>0,05574670</text:p>
          </table:table-cell>
          <table:table-cell table:number-columns-repeated="4"/>
          <table:table-cell table:style-name="ce18" office:value-type="float" office:value="0.0557467">
            <text:p>0,05574670</text:p>
          </table:table-cell>
          <table:table-cell table:number-columns-repeated="5"/>
          <table:table-cell table:style-name="ce18" office:value-type="float" office:value="0.0557467">
            <text:p>0,05574670</text:p>
          </table:table-cell>
          <table:table-cell office:value-type="float" office:value="0.38663123">
            <text:p>0,38663123</text:p>
          </table:table-cell>
          <table:table-cell/>
          <table:table-cell table:formula="of:=SUM([.P110:.P121])" office:value-type="float" office:value="0.38663123">
            <text:p>0,38663123</text:p>
          </table:table-cell>
          <table:table-cell office:value-type="string">
            <text:p>Andie Kik</text:p>
          </table:table-cell>
          <table:table-cell office:value-type="string">
            <text:p>Dashboard</text:p>
          </table:table-cell>
          <table:table-cell table:number-columns-repeated="1005"/>
        </table:table-row>
        <table:table-row table:style-name="ro2">
          <table:table-cell office:value-type="date" office:date-value="2022-03-03">
            <text:p>03.03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4-02">
            <text:p>02.04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5-03">
            <text:p>03.05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6-02">
            <text:p>02.06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7-02">
            <text:p>02.07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8-02">
            <text:p>02.08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09-01">
            <text:p>01.09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10-02">
            <text:p>02.10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11-01">
            <text:p>01.11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2-12-02">
            <text:p>02.12.22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3-01-01">
            <text:p>01.01.23</text:p>
          </table:table-cell>
          <table:table-cell table:number-columns-repeated="14"/>
          <table:table-cell office:value-type="float" office:value="0.03221926">
            <text:p>0,03221926</text:p>
          </table:table-cell>
          <table:table-cell table:number-columns-repeated="1008"/>
        </table:table-row>
        <table:table-row table:style-name="ro2">
          <table:table-cell office:value-type="date" office:date-value="2023-01-31">
            <text:p>31.01.23</text:p>
          </table:table-cell>
          <table:table-cell table:number-columns-repeated="14"/>
          <table:table-cell office:value-type="float" office:value="0.03221937">
            <text:p>0,03221937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style-name="ce15" table:number-columns-repeated="1023"/>
        </table:table-row>
        <table:table-row table:style-name="ro2">
          <table:table-cell table:style-name="ce6" office:value-type="string">
            <text:p>Summe</text:p>
          </table:table-cell>
          <table:table-cell table:style-name="ce12"/>
          <table:table-cell table:style-name="ce12" table:formula="of:=SUM([.C76:.C123])" office:value-type="float" office:value="0.16174316">
            <text:p>0,16174316</text:p>
          </table:table-cell>
          <table:table-cell table:style-name="ce12"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" table:number-columns-repeated="1024"/>
        </table:table-row>
        <table:table-row table:style-name="ro5">
          <table:table-cell table:style-name="ce3" office:value-type="string">
            <text:p>Reinvestitionen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office:value-type="date" office:date-value="2022-01-28">
            <text:p>28.01.22</text:p>
          </table:table-cell>
          <table:table-cell table:style-name="ce8"/>
          <table:table-cell table:number-columns-repeated="2" table:style-name="ce8" office:value-type="float" office:value="0.45671216">
            <text:p>0,45671216</text:p>
          </table:table-cell>
          <table:table-cell table:style-name="ce8" table:number-columns-repeated="14"/>
          <table:table-cell table:number-columns-repeated="1006"/>
        </table:table-row>
        <table:table-row table:style-name="ro1">
          <table:table-cell/>
          <table:table-cell table:style-name="ce8" table:number-columns-repeated="8"/>
          <table:table-cell table:style-name="ce8" office:value-type="float" office:value="-0.32559269">
            <text:p>-0,32559269</text:p>
          </table:table-cell>
          <table:table-cell table:style-name="ce8" office:value-type="string">
            <text:p>Minter MEDIUM </text:p>
          </table:table-cell>
          <table:table-cell table:style-name="ce8" office:value-type="float" office:value="5500">
            <text:p>55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number-columns-repeated="1006"/>
        </table:table-row>
        <table:table-row table:style-name="ro2">
          <table:table-cell/>
          <table:table-cell table:style-name="ce8" table:number-columns-repeated="4"/>
          <table:table-cell table:style-name="ce8" office:value-type="float" office:value="0.0039335841">
            <text:p>0,0039335841</text:p>
          </table:table-cell>
          <table:table-cell table:style-name="ce8"/>
          <table:table-cell table:style-name="ce8" office:value-type="float" office:value="0.13111947">
            <text:p>0,13111947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style-name="ce18" table:formula="of:=[.H132]-[.F132]" office:value-type="float" office:value="0.1271858859">
            <text:p>0,12718589</text:p>
          </table:table-cell>
          <table:table-cell table:style-name="ce8" office:value-type="float" office:value="0.88208948">
            <text:p>0,88208948</text:p>
          </table:table-cell>
          <table:table-cell table:style-name="ce8"/>
          <table:table-cell table:formula="of:=SUM([.P133:.P144])" office:value-type="float" office:value="0.88208948">
            <text:p>0,88208948</text:p>
          </table:table-cell>
          <table:table-cell table:style-name="ce8"/>
          <table:table-cell table:number-columns-repeated="1006"/>
        </table:table-row>
        <table:table-row table:style-name="ro2">
          <table:table-cell office:value-type="date" office:date-value="2022-02-28">
            <text:p>28.02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3-30">
            <text:p>30.03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4-30">
            <text:p>30.04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5-30">
            <text:p>30.05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6-29">
            <text:p>29.06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7-30">
            <text:p>30.07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8-29">
            <text:p>29.08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9-29">
            <text:p>29.09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0-29">
            <text:p>29.10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1-28">
            <text:p>28.11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2-29">
            <text:p>29.12.22</text:p>
          </table:table-cell>
          <table:table-cell table:style-name="ce8" table:number-columns-repeated="14"/>
          <table:table-cell table:style-name="ce8" office:value-type="float" office:value="0.07350745">
            <text:p>0,07350745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3-01-28">
            <text:p>28.01.23</text:p>
          </table:table-cell>
          <table:table-cell table:style-name="ce8" table:number-columns-repeated="14"/>
          <table:table-cell table:style-name="ce8" office:value-type="float" office:value="0.07350753">
            <text:p>0,0735075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11"/>
          <table:table-cell table:style-name="ce16" table:number-columns-repeated="1023"/>
        </table:table-row>
        <table:table-row table:style-name="ro2">
          <table:table-cell/>
          <table:table-cell table:style-name="ce8" table:number-columns-repeated="17"/>
          <table:table-cell table:number-columns-repeated="1006"/>
        </table:table-row>
        <table:table-row table:style-name="ro2">
          <table:table-cell office:value-type="date" office:date-value="2022-02-11">
            <text:p>11.02.22</text:p>
          </table:table-cell>
          <table:table-cell table:style-name="ce8"/>
          <table:table-cell table:style-name="ce8" table:formula="of:=[.P41]+[.P24]" office:value-type="float" office:value="0.17512518">
            <text:p>0,17512518</text:p>
          </table:table-cell>
          <table:table-cell table:number-columns-repeated="2" table:style-name="ce8" office:value-type="float" office:value="0.17512518">
            <text:p>0,17512518</text:p>
          </table:table-cell>
          <table:table-cell table:style-name="ce21" table:formula="of:=ROUND([.E147]*2/100;8)" office:value-type="float" office:value="0.0035025">
            <text:p>0,00350250</text:p>
          </table:table-cell>
          <table:table-cell table:style-name="ce8" office:value-type="float" office:value="0.00000178">
            <text:p>0,00000178</text:p>
          </table:table-cell>
          <table:table-cell table:style-name="ce22" table:formula="of:=[.E147]-[.F147]-[.G147]-[.F148]" office:value-type="float" office:value="0.16986965">
            <text:p>0,1698696500</text:p>
          </table:table-cell>
          <table:table-cell table:style-name="ce8" table:number-columns-repeated="5"/>
          <table:table-cell table:style-name="ce22" office:value-type="float" office:value="0.16986965">
            <text:p>0,1698696500</text:p>
          </table:table-cell>
          <table:table-cell table:style-name="ce8" office:value-type="float" office:value="1.1616536">
            <text:p>1,1616536</text:p>
          </table:table-cell>
          <table:table-cell table:style-name="ce8"/>
          <table:table-cell table:style-name="ce8" table:formula="of:=SUM([.P149:.P160])" office:value-type="float" office:value="1.1616536">
            <text:p>1,1616536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Default"/>
          <table:table-cell table:style-name="ce8" table:number-columns-repeated="4"/>
          <table:table-cell table:style-name="ce21" table:formula="of:=ROUND([.E147]*1/100;8)" office:value-type="float" office:value="0.00175125">
            <text:p>0,00175125</text:p>
          </table:table-cell>
          <table:table-cell table:style-name="ce8"/>
          <table:table-cell table:style-name="ce22"/>
          <table:table-cell table:style-name="ce8" table:number-columns-repeated="5"/>
          <table:table-cell table:style-name="ce22"/>
          <table:table-cell table:style-name="ce8"/>
          <table:table-cell/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3-13">
            <text:p>13.03.22</text:p>
          </table:table-cell>
          <table:table-cell table:style-name="ce8" table:number-columns-repeated="4"/>
          <table:table-cell/>
          <table:table-cell table:style-name="ce8"/>
          <table:table-cell table:style-name="ce22"/>
          <table:table-cell table:style-name="ce8" table:number-columns-repeated="7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4-13">
            <text:p>13.04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5-13">
            <text:p>13.05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6-13">
            <text:p>13.06.22</text:p>
          </table:table-cell>
          <table:table-cell table:style-name="ce8" table:number-columns-repeated="6"/>
          <table:table-cell table:style-name="ce22"/>
          <table:table-cell table:style-name="ce8" table:number-columns-repeated="7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7-13">
            <text:p>13.07.22</text:p>
          </table:table-cell>
          <table:table-cell table:style-name="ce8" table:number-columns-repeated="6"/>
          <table:table-cell table:style-name="ce22"/>
          <table:table-cell table:style-name="ce8" table:number-columns-repeated="7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8-13">
            <text:p>13.08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9-12">
            <text:p>12.09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0-12">
            <text:p>12.10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1-12">
            <text:p>12.11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2-12">
            <text:p>12.12.22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3-01-12">
            <text:p>12.01.23</text:p>
          </table:table-cell>
          <table:table-cell table:style-name="ce8" table:number-columns-repeated="14"/>
          <table:table-cell table:style-name="ce8" office:value-type="float" office:value="0.09680446">
            <text:p>0,09680446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3-02-11">
            <text:p>11.02.23</text:p>
          </table:table-cell>
          <table:table-cell table:style-name="ce8" table:number-columns-repeated="14"/>
          <table:table-cell table:style-name="ce8" office:value-type="float" office:value="0.09680454">
            <text:p>0,09680454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/>
          <table:table-cell table:style-name="ce8" table:number-columns-repeated="17"/>
          <table:table-cell table:number-columns-repeated="1006"/>
        </table:table-row>
        <table:table-row table:style-name="ro2">
          <table:table-cell table:style-name="ce4"/>
          <table:table-cell table:style-name="ce10" table:number-columns-repeated="1023"/>
        </table:table-row>
        <table:table-row table:style-name="ro2">
          <table:table-cell office:value-type="date" office:date-value="2022-02-22">
            <text:p>22.02.22</text:p>
          </table:table-cell>
          <table:table-cell table:style-name="ce8"/>
          <table:table-cell table:style-name="ce8" table:formula="of:=[.P80]" office:value-type="float" office:value="0.00274416">
            <text:p>0,00274416</text:p>
          </table:table-cell>
          <table:table-cell table:number-columns-repeated="2" table:style-name="ce8" office:value-type="float" office:value="0.00274416">
            <text:p>0,00274416</text:p>
          </table:table-cell>
          <table:table-cell table:style-name="ce21" table:formula="of:=ROUND([.E163]*2/100;8)" office:value-type="float" office:value="0.00005488">
            <text:p>0,00005488</text:p>
          </table:table-cell>
          <table:table-cell table:style-name="ce8" office:value-type="float" office:value="0.00000119">
            <text:p>0,00000119</text:p>
          </table:table-cell>
          <table:table-cell table:style-name="ce22" table:formula="of:=[.E163]-[.F163]-[.G163]-[.F164]" office:value-type="float" office:value="0.00266065">
            <text:p>0,0026606500</text:p>
          </table:table-cell>
          <table:table-cell table:style-name="ce8" table:number-columns-repeated="5"/>
          <table:table-cell table:style-name="ce8" office:value-type="float" office:value="0.00266065">
            <text:p>0,00266065</text:p>
          </table:table-cell>
          <table:table-cell table:style-name="ce8" office:value-type="float" office:value="0.01819485">
            <text:p>0,01819485</text:p>
          </table:table-cell>
          <table:table-cell table:style-name="ce8"/>
          <table:table-cell table:style-name="ce8" table:formula="of:=SUM([.P165:.P176])" office:value-type="float" office:value="0.01819485">
            <text:p>0,01819485</text:p>
          </table:table-cell>
          <table:table-cell table:style-name="ce8"/>
          <table:table-cell table:number-columns-repeated="1006"/>
        </table:table-row>
        <table:table-row table:style-name="ro2">
          <table:table-cell/>
          <table:table-cell table:style-name="ce8" table:number-columns-repeated="4"/>
          <table:table-cell table:style-name="ce21" table:formula="of:=ROUND([.E163]*1/100;8)" office:value-type="float" office:value="0.00002744">
            <text:p>0,00002744</text:p>
          </table:table-cell>
          <table:table-cell table:style-name="ce8" table:number-columns-repeated="12"/>
          <table:table-cell table:number-columns-repeated="1006"/>
        </table:table-row>
        <table:table-row table:style-name="ro2">
          <table:table-cell office:value-type="date" office:date-value="2022-03-25">
            <text:p>25.03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4-24">
            <text:p>24.04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5-25">
            <text:p>25.05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6-24">
            <text:p>24.06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7-24">
            <text:p>24.07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8-24">
            <text:p>24.08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09-23">
            <text:p>23.09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0-24">
            <text:p>24.10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1-23">
            <text:p>23.11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2-12-24">
            <text:p>24.12.22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3-01-23">
            <text:p>23.01.23</text:p>
          </table:table-cell>
          <table:table-cell table:style-name="ce8" table:number-columns-repeated="14"/>
          <table:table-cell table:style-name="ce8" office:value-type="float" office:value="0.00151623">
            <text:p>0,00151623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office:value-type="date" office:date-value="2023-02-22">
            <text:p>22.02.23</text:p>
          </table:table-cell>
          <table:table-cell table:style-name="ce8" table:number-columns-repeated="14"/>
          <table:table-cell table:style-name="ce8" office:value-type="float" office:value="0.00151632">
            <text:p>0,00151632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/>
          <table:table-cell table:style-name="ce8" table:number-columns-repeated="17"/>
          <table:table-cell table:number-columns-repeated="1006"/>
        </table:table-row>
        <table:table-row table:style-name="ro2">
          <table:table-cell table:style-name="ce10" table:number-columns-repeated="18"/>
          <table:table-cell table:number-columns-repeated="1006"/>
        </table:table-row>
        <table:table-row table:style-name="ro2">
          <table:table-cell table:style-name="ce12"/>
          <table:table-cell table:style-name="ce12" office:value-type="string">
            <text:p>Summe</text:p>
          </table:table-cell>
          <table:table-cell table:style-name="ce12" table:formula="of:=SUM([.C130:.C178])" office:value-type="float" office:value="0.6345815">
            <text:p>0,6345815</text:p>
          </table:table-cell>
          <table:table-cell table:style-name="ce12"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" table:number-columns-repeated="1024"/>
        </table:table-row>
        <table:table-row table:style-name="ro1">
          <table:table-cell table:style-name="ce6" table:formula="of:=MAX([.A1:.A179])" office:value-type="date" office:date-value="2023-02-22">
            <text:p>22.02.23</text:p>
          </table:table-cell>
          <table:table-cell table:style-name="ce12" office:value-type="string">
            <text:p>Max. Datum</text:p>
          </table:table-cell>
          <table:table-cell table:style-name="ce12" table:formula="of:=[.C179]+[.C124]+[.C72]" office:value-type="float" office:value="2.62695625">
            <text:p>2,62695625</text:p>
          </table:table-cell>
          <table:table-cell table:style-name="ce12" table:number-columns-repeated="8"/>
          <table:table-cell table:style-name="ce12" office:value-type="string">
            <text:p>Gesamtsummen</text:p>
          </table:table-cell>
          <table:table-cell table:style-name="ce23" table:formula="of:=SUM([.M3:.M181])" office:value-type="float" office:value="2.3">
            <text:p>2,30000000</text:p>
          </table:table-cell>
          <table:table-cell table:style-name="ce23" table:formula="of:=SUM([.N3:.N181])" office:value-type="float" office:value="1.5057605082">
            <text:p>1,50576051</text:p>
          </table:table-cell>
          <table:table-cell table:style-name="ce23" table:formula="of:=SUM([.O3:.O181])" office:value-type="float" office:value="10.47269189">
            <text:p>10,47269189</text:p>
          </table:table-cell>
          <table:table-cell table:style-name="ce23" table:formula="of:=SUM([.P3:.P181])" office:value-type="float" office:value="10.47269189">
            <text:p>10,47269189</text:p>
          </table:table-cell>
          <table:table-cell table:style-name="ce12" table:formula="of:=[.M182]-[.N182]" office:value-type="float" office:value="0.7942394918">
            <text:p>0,7942394918</text:p>
          </table:table-cell>
          <table:table-cell table:style-name="ce12" office:value-type="string">
            <text:p>(Offenes Farmvolumen)</text:p>
          </table:table-cell>
          <table:table-cell table:style-name="ce12" table:number-columns-repeated="1006"/>
        </table:table-row>
        <table:table-row table:style-name="ro2">
          <table:table-cell table:style-name="Default"/>
          <table:table-cell table:number-columns-repeated="14"/>
          <table:table-cell table:formula="of:=[.O182]-[.P182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Default"/>
          <table:table-cell table:number-columns-repeated="14"/>
          <table:table-cell office:value-type="string">
            <text:p>Muss 0 sein!!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4" number:min-integer-digits="1" number:grouping="true"/>
    </number:number-style>
    <number:number-style style:name="N109">
      <number:number number:decimal-places="4" number:min-integer-digits="0" number:grouping="true"/>
    </number:number-style>
    <number:number-style style:name="N110">
      <number:number number:decimal-places="3" number:min-integer-digits="1" number:grouping="true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6" number:min-integer-digits="1" number:grouping="true"/>
    </number:number-style>
    <number:number-style style:name="N113">
      <number:number number:decimal-places="7" number:min-integer-digits="1" number:grouping="true"/>
    </number:number-style>
    <number:number-style style:name="N114">
      <number:number number:decimal-places="8" number:min-integer-digits="1" number:grouping="true"/>
    </number:number-style>
    <number:number-style style:name="N115">
      <number:number number:decimal-places="9" number:min-integer-digits="1" number:grouping="true"/>
    </number:number-style>
    <number:number-style style:name="N116">
      <number:number number:decimal-places="10" number:min-integer-digits="1" number:grouping="true"/>
    </number:number-style>
    <number:number-style style:name="N117">
      <number:number number:decimal-places="11" number:min-integer-digits="1" number:grouping="true"/>
    </number:number-style>
    <number:currency-style style:name="N11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time-style style:name="N12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29">
      <number:number number:decimal-places="9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12" number:min-integer-digits="1" number:grouping="true"/>
    </number:number-style>
    <number:number-style style:name="N134">
      <number:number number:decimal-places="13" number:min-integer-digits="1" number:grouping="true"/>
    </number:number-style>
    <number:number-style style:name="N135">
      <number:number number:decimal-places="14" number:min-integer-digits="1" number:grouping="true"/>
    </number:number-style>
    <number:number-style style:name="N136">
      <number:number number:decimal-places="1" number:min-integer-digits="1" number:grouping="true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number:number-style style:name="N8144" number:language="de" number:country="DE">
      <number:number number:decimal-places="5" number:min-integer-digits="1"/>
    </number:number-style>
    <number:number-style style:name="N8145" number:language="de" number:country="DE">
      <number:number number:decimal-places="6" number:min-integer-digits="1"/>
    </number:number-style>
    <number:number-style style:name="N8146" number:language="de" number:country="DE">
      <number:number number:decimal-places="7" number:min-integer-digits="1"/>
    </number:number-style>
    <number:number-style style:name="N8147" number:language="de" number:country="DE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7.02.2022</text:date>, <text:time>14:4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7T14:48:25.75</dc:date>
    <meta:generator>OpenOffice/4.1.11$Win32 OpenOffice.org_project/4111m1$Build-9808</meta:generator>
    <meta:editing-duration>P3DT6M46S</meta:editing-duration>
    <meta:editing-cycles>206</meta:editing-cycles>
    <dc:creator>Dara </dc:creator>
    <meta:document-statistic meta:table-count="2" meta:cell-count="504" meta:object-count="0"/>
  </office:meta>
</office:document-meta>
</file>